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38b" officeooo:paragraph-rsid="0012e3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para g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18:52:53.627039051</meta:creation-date>
    <dc:date>2020-08-05T18:54:09.144377278</dc:date>
    <meta:editing-duration>PT1M17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6.4.4.2$Linux_X86_64 LibreOffice_project/40$Build-2</meta:generator>
  </office:meta>
</office:document-meta>
</file>